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vertical-align="middle" draw:auto-grow-height="false" fo:min-height="2.4cm" fo:min-width="0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2cm" svg:height="0.962cm" svg:x="2.27cm" svg:y="2.397cm">
          <draw:text-box>
            <text:p>01000001 11000010 00011100 10111000 11100001 </text:p>
          </draw:text-box>
        </draw:frame>
        <draw:custom-shape draw:style-name="gr2" draw:text-style-name="P2" draw:layer="layout" svg:width="0.559cm" svg:height="2.794cm" draw:transform="rotate (1.5707963267949) translate (2.524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3" draw:layer="layout" svg:width="2.051cm" svg:height="0.962cm" svg:x="3.159cm" svg:y="4.102cm">
          <draw:text-box>
            <text:p>byte1</text:p>
          </draw:text-box>
        </draw:frame>
        <draw:custom-shape draw:style-name="gr2" draw:text-style-name="P2" draw:layer="layout" svg:width="0.559cm" svg:height="2.794cm" draw:transform="rotate (1.5707963267949) translate (5.47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3" draw:layer="layout" svg:width="2.051cm" svg:height="0.962cm" svg:x="6.105cm" svg:y="4.102cm">
          <draw:text-box>
            <text:p>byte2</text:p>
          </draw:text-box>
        </draw:frame>
        <draw:custom-shape draw:style-name="gr2" draw:text-style-name="P2" draw:layer="layout" svg:width="0.559cm" svg:height="2.794cm" draw:transform="rotate (1.5707963267949) translate (8.417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3" draw:layer="layout" svg:width="2.051cm" svg:height="0.962cm" svg:x="9.052cm" svg:y="4.102cm">
          <draw:text-box>
            <text:p>byte3</text:p>
          </draw:text-box>
        </draw:frame>
        <draw:custom-shape draw:style-name="gr2" draw:text-style-name="P2" draw:layer="layout" svg:width="0.559cm" svg:height="2.794cm" draw:transform="rotate (1.5707963267949) translate (11.312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3" draw:layer="layout" svg:width="2.051cm" svg:height="0.962cm" svg:x="11.947cm" svg:y="4.102cm">
          <draw:text-box>
            <text:p>byte4</text:p>
          </draw:text-box>
        </draw:frame>
        <draw:custom-shape draw:style-name="gr2" draw:text-style-name="P2" draw:layer="layout" svg:width="0.559cm" svg:height="2.794cm" draw:transform="rotate (1.5707963267949) translate (14.259cm 3.9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3" draw:layer="layout" svg:width="2.051cm" svg:height="0.962cm" svg:x="14.894cm" svg:y="4.102cm">
          <draw:text-box>
            <text:p>byte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02T00:36:05.422000000</meta:creation-date>
    <dc:date>2021-09-02T01:16:36.073000000</dc:date>
    <meta:editing-duration>PT10M19S</meta:editing-duration>
    <meta:editing-cycles>2</meta:editing-cycles>
    <meta:generator>LibreOffice/6.3.2.2$Windows_X86_64 LibreOffice_project/98b30e735bda24bc04ab42594c85f7fd8be07b9c</meta:generator>
    <meta:document-statistic meta:object-count="11"/>
  </office:meta>
</office:document-meta>
</file>